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/>
          <table:table-cell office:value-type="string">
            <text:p>PDN</text:p>
          </table:table-cell>
          <table:table-cell office:value-type="string">
            <text:p>DVDD</text:p>
          </table:table-cell>
          <table:table-cell/>
          <table:table-cell office:value-type="string">
            <text:p>Power on</text:p>
          </table:table-cell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table:number-columns-repeated="2" office:value-type="string">
            <text:p>A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rovide AGND ( AGND != DGND )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Only DGND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4-27T17:55:15</dc:date>
    <dc:creator>Gaute Hope</dc:creator>
    <meta:editing-duration>P1DT4H31M35S</meta:editing-duration>
    <meta:editing-cycles>85</meta:editing-cycles>
    <meta:generator>LibreOffice/3.5$Linux_X86_64 LibreOffice_project/350m1$Build-102</meta:generator>
    <meta:document-statistic meta:table-count="3" meta:cell-count="183" meta:object-count="0"/>
  </office:meta>
</office:document-meta>
</file>